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3fd6" officeooo:paragraph-rsid="00013fd6"/>
    </style:style>
    <style:style style:name="P2" style:family="paragraph" style:parent-style-name="Standard">
      <style:text-properties officeooo:rsid="00013fd6" officeooo:paragraph-rsid="001a5755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3fd6" officeooo:paragraph-rsid="00013fd6" style:font-weight-asian="bold" style:font-weight-complex="bold"/>
    </style:style>
    <style:style style:name="P4" style:family="paragraph" style:parent-style-name="Standard">
      <style:text-properties officeooo:rsid="00013fd6" officeooo:paragraph-rsid="00013fd6"/>
    </style:style>
    <style:style style:name="P5" style:family="paragraph" style:parent-style-name="Standard">
      <style:text-properties officeooo:rsid="00013fd6" officeooo:paragraph-rsid="000f3956"/>
    </style:style>
    <style:style style:name="P6" style:family="paragraph" style:parent-style-name="Standard">
      <style:text-properties officeooo:rsid="00013fd6" officeooo:paragraph-rsid="0021654e"/>
    </style:style>
    <style:style style:name="P7" style:family="paragraph" style:parent-style-name="Standard">
      <style:text-properties officeooo:rsid="001dbef7" officeooo:paragraph-rsid="001dbef7"/>
    </style:style>
    <style:style style:name="P8" style:family="paragraph" style:parent-style-name="Standard">
      <style:text-properties officeooo:rsid="0021f10d" officeooo:paragraph-rsid="0021f10d"/>
    </style:style>
    <style:style style:name="P9" style:family="paragraph" style:parent-style-name="Standard">
      <style:text-properties officeooo:rsid="0022e974" officeooo:paragraph-rsid="0022e974"/>
    </style:style>
    <style:style style:name="P10" style:family="paragraph" style:parent-style-name="Standard">
      <style:text-properties officeooo:rsid="0024ba1b" officeooo:paragraph-rsid="002675bc"/>
    </style:style>
    <style:style style:name="P11" style:family="paragraph" style:parent-style-name="Standard">
      <style:text-properties officeooo:rsid="002675bc" officeooo:paragraph-rsid="002675bc"/>
    </style:style>
    <style:style style:name="P12" style:family="paragraph" style:parent-style-name="Standard">
      <style:text-properties officeooo:rsid="000489cc" officeooo:paragraph-rsid="0027af72"/>
    </style:style>
    <style:style style:name="P13" style:family="paragraph" style:parent-style-name="Standard">
      <style:text-properties officeooo:rsid="000489cc" officeooo:paragraph-rsid="00296f02"/>
    </style:style>
    <style:style style:name="P14" style:family="paragraph" style:parent-style-name="Standard">
      <style:text-properties officeooo:rsid="000489cc" officeooo:paragraph-rsid="0029d129"/>
    </style:style>
    <style:style style:name="P15" style:family="paragraph" style:parent-style-name="Standard">
      <style:text-properties officeooo:rsid="000489cc" officeooo:paragraph-rsid="00365ea3"/>
    </style:style>
    <style:style style:name="P16" style:family="paragraph" style:parent-style-name="Standard">
      <style:text-properties officeooo:rsid="000489cc" officeooo:paragraph-rsid="00377b3e"/>
    </style:style>
    <style:style style:name="P17" style:family="paragraph" style:parent-style-name="Standard">
      <style:text-properties officeooo:rsid="000489cc" officeooo:paragraph-rsid="0038aebb"/>
    </style:style>
    <style:style style:name="P18" style:family="paragraph" style:parent-style-name="Standard">
      <style:text-properties officeooo:rsid="000489cc" officeooo:paragraph-rsid="003a5e8e"/>
    </style:style>
    <style:style style:name="P19" style:family="paragraph" style:parent-style-name="Standard">
      <style:text-properties officeooo:rsid="00170ad4" officeooo:paragraph-rsid="002b986f"/>
    </style:style>
    <style:style style:name="T1" style:family="text">
      <style:text-properties officeooo:rsid="000a33ac"/>
    </style:style>
    <style:style style:name="T2" style:family="text">
      <style:text-properties officeooo:rsid="00170ad4"/>
    </style:style>
    <style:style style:name="T3" style:family="text">
      <style:text-properties officeooo:rsid="0018be56"/>
    </style:style>
    <style:style style:name="T4" style:family="text">
      <style:text-properties officeooo:rsid="00198660"/>
    </style:style>
    <style:style style:name="T5" style:family="text">
      <style:text-properties officeooo:rsid="001dbef7"/>
    </style:style>
    <style:style style:name="T6" style:family="text">
      <style:text-properties officeooo:rsid="001f2431"/>
    </style:style>
    <style:style style:name="T7" style:family="text">
      <style:text-properties officeooo:rsid="001f6a56"/>
    </style:style>
    <style:style style:name="T8" style:family="text">
      <style:text-properties officeooo:rsid="0021f10d"/>
    </style:style>
    <style:style style:name="T9" style:family="text">
      <style:text-properties officeooo:rsid="0024ba1b"/>
    </style:style>
    <style:style style:name="T10" style:family="text">
      <style:text-properties officeooo:rsid="002675bc"/>
    </style:style>
    <style:style style:name="T11" style:family="text">
      <style:text-properties officeooo:rsid="0026eeec"/>
    </style:style>
    <style:style style:name="T12" style:family="text">
      <style:text-properties officeooo:rsid="00296f02"/>
    </style:style>
    <style:style style:name="T13" style:family="text">
      <style:text-properties officeooo:rsid="0029d129"/>
    </style:style>
    <style:style style:name="T14" style:family="text">
      <style:text-properties officeooo:rsid="002b986f"/>
    </style:style>
    <style:style style:name="T15" style:family="text">
      <style:text-properties officeooo:rsid="00365ea3"/>
    </style:style>
    <style:style style:name="T16" style:family="text">
      <style:text-properties officeooo:rsid="003707f2"/>
    </style:style>
    <style:style style:name="T17" style:family="text">
      <style:text-properties officeooo:rsid="00377b3e"/>
    </style:style>
    <style:style style:name="T18" style:family="text">
      <style:text-properties officeooo:rsid="003836c2"/>
    </style:style>
    <style:style style:name="T19" style:family="text">
      <style:text-properties officeooo:rsid="003b8e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uild <text:span text:style-name="T1">libb64</text:span> using <text:span text:style-name="T5">MSVC</text:span> on Microsoft Windows <text:span text:style-name="T6">statically</text:span></text:p>
      <text:p text:style-name="P1"/>
      <text:p text:style-name="P7">Since libb64 has not any VC++ solution or project file we should create one ourselves.</text:p>
      <text:p text:style-name="P1"/>
      <text:p text:style-name="P5">1. <text:span text:style-name="T5">Create new 'Win32 Project' named b64</text:span>.</text:p>
      <text:p text:style-name="P1"/>
      <text:p text:style-name="P6">2. <text:span text:style-name="T7">On 'Win32 Application Wizard / Application Settings' in 'Application type' section check 'DLL', before proceeding any further.</text:span></text:p>
      <text:p text:style-name="P1"/>
      <text:p text:style-name="P8">3. Now, copy 'cdecode.c' and 'cencode.c' files from {LIBB64_SOURCE_FOLDER}/src (e.g. libb64-1.2/src) to {VISUAL_STUDIO_PROJECTS_DIR/b64/libb64}.</text:p>
      <text:p text:style-name="P8"/>
      <text:p text:style-name="P9">4. <text:span text:style-name="T9">After that, c</text:span>opy libb64 headers directory named 'b64' from <text:span text:style-name="T8">{LIBB64_SOURCE_FOLDER}/</text:span>include/ <text:span text:style-name="T8">(e.g. libb64-1.2/</text:span>include<text:span text:style-name="T8">)</text:span> to <text:span text:style-name="T8">{VISUAL_STUDIO_PROJECTS_DIR/b64/b64}.</text:span></text:p>
      <text:p text:style-name="P1"/>
      <text:p text:style-name="P10">5. <text:span text:style-name="T10">Now, in Visual Studio right-click on 'b64' project and select 'Add &gt; Existing Item...', and add copied 'cdecode.c' and 'cencode.c', from our project dir.</text:span></text:p>
      <text:p text:style-name="P10"/>
      <text:p text:style-name="P11">6. Go to 'libb64' project properties by right-clicking on it in the Solution Explorer and selecting properties. <text:span text:style-name="T11">And the apply or check for the following settings:</text:span></text:p>
      <text:p text:style-name="P10"><text:span text:style-name="T10"/></text:p>
      <text:p text:style-name="P12">Debug:</text:p>
      <text:p text:style-name="P12"><text:s text:c="4"/>Configuration Properties &gt; General &gt; Target Name &gt; $(ProjectName)_d</text:p>
      <text:p text:style-name="P15"><text:s text:c="4"/>Configuration Properties &gt; General &gt; Configuration Type &gt; <text:span text:style-name="T15">Dynamic Library (.dll)</text:span></text:p>
      <text:p text:style-name="P14"><text:s text:c="4"/>Configuration Properties &gt; C/C++ &gt; <text:span text:style-name="T12">General</text:span> &gt; <text:span text:style-name="T12">Additional Include Directories</text:span> &gt; <text:span text:style-name="T17">$(ProjectDir)</text:span></text:p>
      <text:p text:style-name="P13"><text:s text:c="4"/>Configuration Properties &gt; C/C++ &gt; Code Generation &gt; Runtime Library &gt; Multi-threaded Debug (/M<text:span text:style-name="T16">D</text:span>d)</text:p>
      <text:p text:style-name="P17"><text:s text:c="4"/>Configuration Properties &gt; C/C++ &gt; <text:span text:style-name="T18">Precompiled Headers</text:span> &gt; Pr<text:span text:style-name="T18">ecompile header</text:span> &gt; <text:span text:style-name="T18">Not Using Precompiled Headers</text:span></text:p>
      <text:p text:style-name="P17"><text:s text:c="4"/>Configuration Properties &gt; C/C++ &gt; <text:span text:style-name="T18">Precompiled Headers</text:span> &gt; Pr<text:span text:style-name="T18">ecompile Header</text:span> &gt; <text:span text:style-name="T18">Not Using Precompiled Headers</text:span></text:p>
      <text:p text:style-name="P17"><text:s text:c="4"/>Configuration Properties &gt; C/C++ &gt; <text:span text:style-name="T18">Precompiled Headers</text:span> &gt; Pr<text:span text:style-name="T18">ecompile Header File</text:span> &gt; <text:span text:style-name="T18">“”</text:span></text:p>
      <text:p text:style-name="P17"><text:s text:c="4"/>Configuration Properties &gt; C/C++ &gt; Output Files &gt; Program Database File Name &gt; $(OutDir)$(ProjectName)_d.pdb</text:p>
      <text:p text:style-name="P12"/>
      <text:p text:style-name="P12">Release:</text:p>
      <text:p text:style-name="P12"><text:s text:c="4"/>Configuration Properties &gt; General &gt; Target Name &gt; $(ProjectName)</text:p>
      <text:p text:style-name="P15"><text:s text:c="4"/>Configuration Properties &gt; General &gt; Configuration Type &gt; <text:span text:style-name="T15">Dynamic Library (.dll)</text:span></text:p>
      <text:p text:style-name="P16"><text:s text:c="4"/>Configuration Properties &gt; C/C++ &gt; <text:span text:style-name="T12">General</text:span> &gt; <text:span text:style-name="T12">Additional Include Directories</text:span> &gt; <text:span text:style-name="T17">$(ProjectDir)</text:span></text:p>
      <text:p text:style-name="P13"><text:s text:c="4"/>Configuration Properties &gt; C/C++ &gt; Code Generation &gt; Runtime Library &gt; Multi-threaded (/M<text:span text:style-name="T16">D</text:span>)</text:p>
      <text:p text:style-name="P18"><text:s text:c="4"/>Configuration Properties &gt; C/C++ &gt; <text:span text:style-name="T18">Precompiled Headers</text:span> &gt; Pr<text:span text:style-name="T18">ecompile Header</text:span> &gt; <text:span text:style-name="T18">Not Using Precompiled Headers</text:span></text:p>
      <text:p text:style-name="P18"><text:s text:c="4"/>Configuration Properties &gt; C/C++ &gt; <text:span text:style-name="T18">Precompiled Headers</text:span> &gt; Pr<text:span text:style-name="T18">ecompile Header File</text:span> &gt; <text:span text:style-name="T18">“”</text:span></text:p>
      <text:p text:style-name="P18"><text:s text:c="4"/>Configuration Properties &gt; C/C++ &gt; Output Files &gt; Program Database File Name &gt; $(OutDir)$(ProjectName).pdb</text:p>
      <text:p text:style-name="P12"/>
      <text:p text:style-name="P1"><text:span text:style-name="T2">5</text:span>. Copy the following .dll (shared) and .a (static) files, generated for both debug and release variants to YOUR_COMPILER_LINK_PATH.</text:p>
      <text:p text:style-name="P1"/>
      <text:p text:style-name="P19"><text:soft-page-break/><text:span text:style-name="T14">D</text:span>ebug/b64_<text:span text:style-name="T14">d</text:span>.<text:span text:style-name="T19">dll</text:span></text:p>
      <text:p text:style-name="P19"><text:span text:style-name="T14">D</text:span>ebug/b64_<text:span text:style-name="T14">d</text:span>.<text:span text:style-name="T14">pdb</text:span></text:p>
      <text:p text:style-name="P19"><text:span text:style-name="T14">R</text:span>elease/b64.<text:span text:style-name="T19">dll</text:span></text:p>
      <text:p text:style-name="P19"><text:span text:style-name="T14">R</text:span>elease/b64.<text:span text:style-name="T14">pdb</text:span></text:p>
      <text:p text:style-name="P19"/>
      <text:p text:style-name="P2"><text:span text:style-name="T3">6</text:span>. Copy <text:span text:style-name="T4">LIBB64</text:span>_SOURCE_DIRECTORY/<text:span text:style-name="T2">include/b64</text:span> <text:span text:style-name="T2">directory</text:span> to YOUR_COMPILER_INCLUDE_PATH/ in order to be able to include <text:span text:style-name="T2">libb64</text:span> headers from your own cod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38:47.517000000</meta:creation-date>
    <dc:date>2013-10-29T17:41:30.091000000</dc:date>
    <meta:editing-duration>PT2H15M18S</meta:editing-duration>
    <meta:editing-cycles>54</meta:editing-cycles>
    <meta:generator>LibreOffice/4.1.2.3$Windows_x86 LibreOffice_project/40b2d7fde7e8d2d7bc5a449dc65df4d08a7dd38</meta:generator>
    <meta:document-statistic meta:table-count="0" meta:image-count="0" meta:object-count="0" meta:page-count="2" meta:paragraph-count="31" meta:word-count="361" meta:character-count="2711" meta:non-whitespace-character-count="2321"/>
  </office:meta>
</office:document-meta>
</file>